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160" officeooo:paragraph-rsid="001d7160"/>
    </style:style>
    <style:style style:name="P2" style:family="paragraph" style:parent-style-name="Standard">
      <style:text-properties officeooo:paragraph-rsid="001d7160"/>
    </style:style>
    <style:style style:name="P3" style:family="paragraph" style:parent-style-name="Standard" style:list-style-name="L1">
      <style:text-properties officeooo:paragraph-rsid="001d7160"/>
    </style:style>
    <style:style style:name="P4" style:family="paragraph" style:parent-style-name="Standard" style:list-style-name="L1">
      <style:text-properties officeooo:rsid="001d7160" officeooo:paragraph-rsid="001d7160"/>
    </style:style>
    <style:style style:name="T1" style:family="text">
      <style:text-properties officeooo:rsid="001d7160"/>
    </style:style>
    <style:style style:name="T2" style:family="text">
      <style:text-properties fo:font-variant="normal" fo:text-transform="none" fo:color="#1f1f1f" loext:opacity="100%" style:font-name="ElsevierGulliver" fo:font-size="12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ElsevierGulliver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f1f1f" loext:opacity="100%" style:font-name="ElsevierGulliver" fo:font-size="12pt" fo:letter-spacing="normal" fo:font-style="normal" fo:font-weight="normal" officeooo:rsid="001d7160" loext:padding="0cm" loext:border="none"/>
    </style:style>
    <style:style style:name="T5" style:family="text">
      <style:text-properties fo:color="#1f1f1f" loext:opacity="100%" style:font-name="ElsevierGulliver" fo:font-size="12pt" fo:letter-spacing="normal" fo:font-weight="normal" loext:padding="0cm" loext:border="none"/>
    </style:style>
    <style:style style:name="T6" style:family="text">
      <style:text-properties officeooo:rsid="001ddadb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úvidas estatísticas:</text:p>
      <text:p text:style-name="P1"/>
      <text:p text:style-name="P1"/>
      <text:list text:style-name="L1">
        <text:list-item>
          <text:p text:style-name="P4">Será que consigo fazer <text:span text:style-name="T6">M</text:span>ANOVA <text:span text:style-name="T6">ou ANOVA </text:span>bidirecional com dados categóricos?</text:p>
        </text:list-item>
      </text:list>
      <text:p text:style-name="P1"/>
      <text:list text:continue-numbering="true" text:style-name="L1">
        <text:list-item>
          <text:p text:style-name="P3"><text:span text:style-name="T1">Consigo fazer </text:span><text:span text:style-name="T2">teste de Tukey</text:span> <text:span text:style-name="T1">(</text:span><text:span text:style-name="T3">comparações </text:span><text:span text:style-name="Emphasis"><text:span text:style-name="T5">a posteriori</text:span></text:span> <text:span text:style-name="T1">do ANOVA)?</text:span></text:p>
        </text:list-item>
      </text:list>
      <text:p text:style-name="P2"/>
      <text:list text:continue-numbering="true" text:style-name="L1">
        <text:list-item>
          <text:p text:style-name="P3"><text:span text:style-name="T1">O que é “</text:span><text:span text:style-name="T3">Biplots de ordenações NMS 2D e resultados da comparação global ANOSIM </text:span><text:span text:style-name="T4">(comparações em pares) </text:span><text:span text:style-name="T3">das matrizes de abundância de espécies florestais”?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1T17:57:01.918000000</meta:creation-date>
    <dc:date>2025-10-02T13:10:02.446000000</dc:date>
    <meta:editing-duration>PT6M45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4" meta:word-count="50" meta:character-count="319" meta:non-whitespace-character-count="276"/>
  </office:meta>
</office:document-meta>
</file>